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2cm" svg:stroke-color="#268bd2" draw:marker-start-width="0.352cm" draw:marker-end-width="0.352cm" draw:fill="solid" draw:fill-color="#268bd2" draw:textarea-vertical-align="middle" fo:padding-top="0cm" fo:padding-bottom="0cm" fo:padding-left="0.125cm" fo:padding-right="0.125cm"/>
    </style:style>
    <style:style style:name="gr3" style:family="graphic" style:parent-style-name="objectwithoutfill">
      <style:graphic-properties draw:stroke="solid" svg:stroke-width="0.102cm" svg:stroke-color="#268bd2" draw:marker-start-width="0.125cm" draw:marker-end-width="0.125cm" draw:fill="solid" draw:fill-color="#268bd2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52cm" svg:stroke-color="#268bd2" draw:fill="solid" draw:fill-color="#268bd2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02cm" svg:stroke-color="#268bd2" draw:marker-start-width="0.125cm" draw:marker-end-width="0.125cm" draw:fill="solid" draw:fill-color="#268bd2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051cm" svg:stroke-color="#83caff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8" style:family="graphic" style:parent-style-name="objectwithoutfill">
      <style:graphic-properties draw:stroke="soli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dc322f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10" style:family="graphic" style:parent-style-name="objectwithoutfill">
      <style:graphic-properties draw:stroke="solid" svg:stroke-width="0.102cm" svg:stroke-color="#dc322f" draw:marker-start-width="0.125cm" draw:marker-end-width="0.125cm" draw:fill="solid" draw:fill-color="#dc322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52cm" svg:stroke-color="#268bd2" draw:fill="solid" draw:fill-color="#dc322f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02cm" svg:stroke-color="#dc322f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width="0.152cm" svg:stroke-color="#dc322f" draw:fill="solid" draw:fill-color="#dc322f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26cm" fo:padding-bottom="0.126cm" fo:padding-left="0.251cm" fo:padding-right="0.251cm"/>
    </style:style>
    <style:style style:name="gr17" style:family="graphic" style:parent-style-name="standard">
      <style:graphic-properties draw:stroke="none" svg:stroke-width="0.051cm" svg:stroke-color="#586e75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152cm" svg:stroke-color="#586e75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19" style:family="graphic" style:parent-style-name="objectwithoutfill">
      <style:graphic-properties draw:stroke="solid" draw:stroke-dash="Ultrafine_20_Dashe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0" style:family="graphic" style:parent-style-name="objectwithoutfill">
      <style:graphic-properties draw:stroke="solid" draw:stroke-dash="Ultrafine_20_Dashe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stroke-dash="Ultrafine_20_Dashed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4" style:family="graphic" style:parent-style-name="objectwithoutfill">
      <style:graphic-properties draw:stroke="solid" svg:stroke-width="0.102cm" svg:stroke-color="#586e75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25" style:family="graphic" style:parent-style-name="objectwithoutfill">
      <style:graphic-properties draw:stroke="soli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6" style:family="graphic" style:parent-style-name="standard">
      <style:graphic-properties draw:stroke="none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solid" svg:stroke-width="0.102cm" svg:stroke-color="#d33682" draw:marker-start-width="0.352cm" draw:marker-end-width="0.352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width="0cm" svg:stroke-color="#859900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false" draw:auto-grow-width="true" fo:min-height="5.97cm" fo:min-width="0cm" fo:padding-top="0.201cm" fo:padding-bottom="0.201cm" fo:padding-left="0.326cm" fo:padding-right="0.326cm"/>
      <style:paragraph-properties style:writing-mode="tb-rl"/>
    </style:style>
    <style:style style:name="gr32" style:family="graphic" style:parent-style-name="standard">
      <style:graphic-properties draw:stroke="solid" svg:stroke-width="0.152cm" svg:stroke-color="#cb4b16" draw:marker-start-width="0.427cm" draw:marker-end-width="0.427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solid" draw:fill-color="#073642" draw:fill-image-width="0cm" draw:fill-image-height="0cm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draw:fill="none" fo:min-height="8.796cm" fo:min-width="15.58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3.863cm"/>
    </style:style>
    <style:style style:name="pr5" style:family="presentation" style:parent-style-name="Default-title">
      <style:graphic-properties draw:auto-grow-height="true" fo:min-height="3.507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Default-title">
      <style:graphic-properties fo:min-height="3.507cm" fo:min-width="24.691cm"/>
    </style:style>
    <style:style style:name="pr8" style:family="presentation" style:parent-style-name="Default-outline1">
      <style:graphic-properties fo:min-height="13.863cm" fo:min-width="24.691cm"/>
    </style:style>
    <style:style style:name="pr9" style:family="presentation" style:parent-style-name="Default-notes">
      <style:graphic-properties draw:fill-color="#ffffff" fo:min-height="12.572cm" fo:min-width="16.771cm"/>
    </style:style>
    <style:style style:name="pr10" style:family="presentation" style:parent-style-name="Default-outline1" style:list-style-name="L2">
      <style:graphic-properties fo:min-height="13.863cm"/>
    </style:style>
    <style:style style:name="pr11" style:family="presentation" style:parent-style-name="Default-title">
      <style:graphic-properties fo:min-height="3.507cm" fo:min-width="24.699cm"/>
    </style:style>
    <style:style style:name="pr12" style:family="presentation" style:parent-style-name="Default-title">
      <style:graphic-properties draw:auto-grow-height="true" fo:min-height="3.507cm" fo:min-width="24.691cm"/>
    </style:style>
    <style:style style:name="pr13" style:family="presentation" style:parent-style-name="Default-outline1" style:list-style-name="L5">
      <style:graphic-properties fo:min-height="13.863cm" fo:min-width="24.691cm"/>
    </style:style>
    <style:style style:name="pr14" style:family="presentation" style:parent-style-name="Default-title">
      <style:graphic-properties fo:min-height="3.582cm" fo:min-width="24.69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size="32pt"/>
    </style:style>
    <style:style style:name="P3" style:family="paragraph">
      <style:text-properties fo:font-size="20pt"/>
    </style:style>
    <style:style style:name="P4" style:family="paragraph">
      <style:text-properties fo:color="#657b83"/>
    </style:style>
    <style:style style:name="P5" style:family="paragraph">
      <style:paragraph-properties style:writing-mode="tb-rl"/>
      <style:text-properties fo:color="#586e75"/>
    </style:style>
    <style:style style:name="P6" style:family="paragraph">
      <style:text-properties fo:color="#dc322f"/>
    </style:style>
    <style:style style:name="P7" style:family="paragraph">
      <style:paragraph-properties style:writing-mode="tb-rl"/>
      <style:text-properties fo:color="#dc322f"/>
    </style:style>
    <style:style style:name="P8" style:family="paragraph">
      <style:text-properties fo:color="#586e75"/>
    </style:style>
    <style:style style:name="P9" style:family="paragraph">
      <style:text-properties fo:color="#d33682"/>
    </style:style>
    <style:style style:name="P10" style:family="paragraph">
      <style:text-properties fo:color="#fdf6e3"/>
    </style:style>
    <style:style style:name="P11" style:family="paragraph">
      <style:paragraph-properties style:writing-mode="tb-rl"/>
      <style:text-properties fo:color="#859900"/>
    </style:style>
    <style:style style:name="P12" style:family="paragraph">
      <style:paragraph-properties fo:text-align="center"/>
    </style:style>
    <style:style style:name="P13" style:family="paragraph">
      <style:text-properties fo:color="#cb4b16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5" style:family="text">
      <style:text-properties fo:font-family="'Source Code Pro'" style:font-family-generic="modern" style:font-pitch="fixed"/>
    </style:style>
    <style:style style:name="T6" style:family="text">
      <style:text-properties fo:color="#586e75"/>
    </style:style>
    <style:style style:name="T7" style:family="text">
      <style:text-properties fo:color="#dc322f"/>
    </style:style>
    <style:style style:name="T8" style:family="text">
      <style:text-properties fo:color="#d33682"/>
    </style:style>
    <style:style style:name="T9" style:family="text">
      <style:text-properties fo:color="#fdf6e3" fo:font-family="'Source Code Pro'" style:font-family-generic="modern" style:font-pitch="fixed"/>
    </style:style>
    <style:style style:name="T10" style:family="text">
      <style:text-properties fo:color="#fdf6e3" fo:font-family="'Source Code Pro'" style:font-family-generic="modern" style:font-pitch="fixed" fo:font-style="italic" style:font-style-asian="italic" style:font-style-complex="italic"/>
    </style:style>
    <style:style style:name="T11" style:family="text">
      <style:text-properties fo:color="#fdf6e3" fo:font-family="'Source Code Pro'" style:font-family-generic="modern" style:font-pitch="fixed"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859900"/>
    </style:style>
    <style:style style:name="T14" style:family="text">
      <style:text-properties fo:color="#cb4b16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fdf6e3"/>
    </style:style>
    <style:style style:name="T16" style:family="text">
      <style:text-properties fo:color="#dc322f" fo:font-family="'Source Code Pro'" style:font-family-generic="modern" style:font-pitch="fixed"/>
    </style:style>
    <style:style style:name="T17" style:family="text">
      <style:text-properties fo:color="#268bd2" fo:font-family="'Source Code Pr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eee8d5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eee8d5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eee8d5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eee8d5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eee8d5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eee8d5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eee8d5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eee8d5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eee8d5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dvanced Git:</text:span><text:span text:style-name="T1"><text:line-break/></text:span><text:span text:style-name="T1">Multiple Branches and Servers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3-08-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imple Git</text:p>
          </draw:text-box>
        </draw:frame>
        <draw:frame presentation:style-name="pr4" draw:text-style-name="P1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One server: “origin”</text:span></text:p>
              </text:list-item>
              <text:list-item>
                <text:p><text:span text:style-name="T1">One branch: “master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Demo: make a commit and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oal</text:p>
          </draw:text-box>
        </draw:frame>
        <draw:frame presentation:style-name="pr8" draw:layer="layout" svg:width="25.191cm" svg:height="13.863cm" svg:x="1.399cm" svg:y="4.915cm" presentation:class="outline">
          <draw:text-box>
            <text:p>Use Git with multiple branches and servers, and know what is going on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a <text:span text:style-name="T3">branch</text:span>?</text:p>
          </draw:text-box>
        </draw:frame>
        <draw:frame presentation:style-name="pr10" draw:text-style-name="P1" draw:layer="layout" svg:width="25.191cm" svg:height="14.402cm" svg:x="1.399cm" svg:y="4.915cm" presentation:class="outline" presentation:user-transformed="true">
          <draw:text-box>
            <text:p><text:span text:style-name="T4">A label for a state of the repository -</text:span></text:p>
            <text:p><text:span text:style-name="T4"><text:s text:c="2"/></text:span><text:span text:style-name="T4">Current files (the commit) and all history.</text:span></text:p>
            <text:list text:style-name="L2">
              <text:list-item>
                <text:p><text:span text:style-name="T1">List:</text:span><text:span text:style-name="T1"><text:tab/></text:span><text:span text:style-name="T1"><text:tab/></text:span><text:span text:style-name="T1"><text:tab/></text:span><text:span text:style-name="T5">git branch [-a]</text:span></text:p>
              </text:list-item>
              <text:list-item>
                <text:p><text:span text:style-name="T1">Create:</text:span><text:span text:style-name="T1"><text:tab/></text:span><text:span text:style-name="T1"><text:tab/></text:span><text:span text:style-name="T5">git branch &lt;name&gt;</text:span></text:p>
              </text:list-item>
              <text:list-item>
                <text:p><text:span text:style-name="T1">Read:</text:span><text:span text:style-name="T1"><text:tab/></text:span><text:span text:style-name="T1"><text:tab/></text:span><text:span text:style-name="T5">git show-branch, git log</text:span></text:p>
              </text:list-item>
              <text:list-item>
                <text:p><text:span text:style-name="T1">Update:</text:span><text:span text:style-name="T1"><text:tab/></text:span><text:span text:style-name="T5">git commit</text:span></text:p>
              </text:list-item>
              <text:list-item>
                <text:p><text:span text:style-name="T1">Delete:</text:span><text:span text:style-name="T1"><text:tab/></text:span><text:span text:style-name="T1"><text:tab/></text:span><text:span text:style-name="T5">git branch -d &lt;name&gt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Structure of Git history</text:p>
          </draw:text-box>
        </draw:frame>
        <draw:line draw:style-name="gr2" draw:layer="layout" svg:x1="2.539cm" svg:y1="15.244cm" svg:x2="5.078cm" svg:y2="15.244cm">
          <text:p/>
        </draw:line>
        <draw:line draw:style-name="gr2" draw:layer="layout" svg:x1="10.156cm" svg:y1="10.162cm" svg:x2="5.078cm" svg:y2="15.243cm">
          <text:p/>
        </draw:line>
        <draw:line draw:style-name="gr3" draw:layer="layout" svg:x1="15.234cm" svg:y1="10.162cm" svg:x2="10.156cm" svg:y2="10.162cm">
          <text:p/>
        </draw:line>
        <draw:line draw:style-name="gr3" draw:layer="layout" svg:x1="20.313cm" svg:y1="15.243cm" svg:x2="15.235cm" svg:y2="10.162cm">
          <text:p/>
        </draw:line>
        <draw:line draw:style-name="gr3" draw:layer="layout" svg:x1="25.138cm" svg:y1="15.244cm" svg:x2="5.078cm" svg:y2="15.244cm">
          <text:p/>
        </draw:line>
        <draw:line draw:style-name="gr3" draw:layer="layout" svg:x1="15.235cm" svg:y1="10.162cm" svg:x2="20.313cm" svg:y2="10.162cm">
          <text:p/>
        </draw:line>
        <draw:line draw:style-name="gr3" draw:layer="layout" svg:x1="10.156cm" svg:y1="15.243cm" svg:x2="15.234cm" svg:y2="10.162cm">
          <text:p/>
        </draw:line>
        <draw:circle draw:style-name="gr4" draw:layer="layout" svg:width="0.508cm" svg:height="0.508cm" svg:x="2.285cm" svg:y="14.99cm">
          <text:p/>
        </draw:circle>
        <draw:circle draw:style-name="gr5" draw:layer="layout" svg:width="0.508cm" svg:height="0.508cm" svg:x="9.902cm" svg:y="14.99cm">
          <text:p/>
        </draw:circle>
        <draw:circle draw:style-name="gr5" draw:layer="layout" svg:width="0.508cm" svg:height="0.508cm" svg:x="9.902cm" svg:y="9.908cm">
          <text:p/>
        </draw:circle>
        <draw:circle draw:style-name="gr5" draw:layer="layout" svg:width="0.508cm" svg:height="0.508cm" svg:x="14.981cm" svg:y="14.99cm">
          <text:p/>
        </draw:circle>
        <draw:circle draw:style-name="gr5" draw:layer="layout" svg:width="0.508cm" svg:height="0.508cm" svg:x="14.981cm" svg:y="9.908cm">
          <text:p/>
        </draw:circle>
        <draw:circle draw:style-name="gr5" draw:layer="layout" svg:width="0.508cm" svg:height="0.508cm" svg:x="20.059cm" svg:y="14.99cm">
          <text:p/>
        </draw:circle>
        <draw:circle draw:style-name="gr5" draw:layer="layout" svg:width="0.508cm" svg:height="0.508cm" svg:x="20.059cm" svg:y="9.908cm">
          <text:p/>
        </draw:circle>
        <draw:circle draw:style-name="gr5" draw:layer="layout" svg:width="0.508cm" svg:height="0.508cm" svg:x="25.137cm" svg:y="14.99cm">
          <text:p/>
        </draw:circle>
        <draw:circle draw:style-name="gr4" draw:layer="layout" svg:width="0.508cm" svg:height="0.508cm" svg:x="4.824cm" svg:y="14.99cm">
          <text:p/>
        </draw:circle>
        <draw:g>
          <draw:polygon draw:style-name="gr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9.80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0.105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8" draw:layer="layout" svg:x1="10.104cm" svg:y1="15.193cm" svg:x2="25.4cm" svg:y2="15.24cm">
          <text:p/>
        </draw:line>
        <draw:frame presentation:style-name="pr11" draw:layer="layout" svg:width="25.191cm" svg:height="3.507cm" svg:x="1.399cm" svg:y="0.837cm" presentation:class="title" presentation:user-transformed="true">
          <draw:text-box>
            <text:p>History of branch1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10.156cm" svg:y1="15.243cm" svg:x2="5.078cm" svg:y2="15.244cm">
          <text:p/>
        </draw:line>
        <draw:line draw:style-name="gr10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1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3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3" draw:layer="layout" svg:width="0.508cm" svg:height="0.508cm" svg:x="20.059cm" svg:y="14.99cm">
          <text:p/>
        </draw:circle>
        <draw:circle draw:style-name="gr12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6" draw:text-style-name="P6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backgroundobjects" svg:width="1.953cm" svg:height="4.502cm" svg:x="19.383cm" svg:y="4.825cm">
            <draw:text-box>
              <text:p text:style-name="P7"><text:span text:style-name="T7">branch1</text:span></text:p>
            </draw:text-box>
          </draw:frame>
        </draw:g>
        <draw:g>
          <draw:polygon draw:style-name="gr15" draw:text-style-name="P8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5" draw:layer="layout" svg:width="1.953cm" svg:height="3.863cm" svg:x="24.464cm" svg:y="10.104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History of master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10" draw:layer="layout" svg:x1="20.313cm" svg:y1="15.243cm" svg:x2="15.235cm" svg:y2="10.162cm">
          <text:p/>
        </draw:line>
        <draw:line draw:style-name="gr10" draw:layer="layout" svg:x1="25.138cm" svg:y1="15.244cm" svg:x2="5.078cm" svg:y2="15.244cm">
          <text:p/>
        </draw:line>
        <draw:line draw:style-name="gr8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4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2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1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17" draw:text-style-name="P6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<text:span text:style-name="T7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branch1 --not master</text:p>
          </draw:text-box>
        </draw:frame>
        <draw:line draw:style-name="gr19" draw:layer="layout" svg:x1="2.539cm" svg:y1="15.244cm" svg:x2="5.078cm" svg:y2="15.244cm">
          <text:p/>
        </draw:line>
        <draw:line draw:style-name="gr19" draw:layer="layout" svg:x1="10.156cm" svg:y1="10.162cm" svg:x2="5.078cm" svg:y2="15.243cm">
          <text:p/>
        </draw:line>
        <draw:line draw:style-name="gr20" draw:layer="layout" svg:x1="15.234cm" svg:y1="10.162cm" svg:x2="10.156cm" svg:y2="10.162cm">
          <text:p/>
        </draw:line>
        <draw:line draw:style-name="gr20" draw:layer="layout" svg:x1="20.313cm" svg:y1="15.243cm" svg:x2="15.235cm" svg:y2="10.162cm">
          <text:p/>
        </draw:line>
        <draw:line draw:style-name="gr8" draw:layer="layout" svg:x1="25.138cm" svg:y1="15.244cm" svg:x2="5.078cm" svg:y2="15.244cm">
          <text:p/>
        </draw:line>
        <draw:line draw:style-name="gr20" draw:layer="layout" svg:x1="15.235cm" svg:y1="10.162cm" svg:x2="20.313cm" svg:y2="10.162cm">
          <text:p/>
        </draw:line>
        <draw:line draw:style-name="gr20" draw:layer="layout" svg:x1="10.156cm" svg:y1="15.243cm" svg:x2="15.234cm" svg:y2="10.162cm">
          <text:p/>
        </draw:line>
        <draw:circle draw:style-name="gr21" draw:layer="layout" svg:width="0.508cm" svg:height="0.508cm" svg:x="2.285cm" svg:y="14.99cm">
          <text:p/>
        </draw:circle>
        <draw:circle draw:style-name="gr22" draw:layer="layout" svg:width="0.508cm" svg:height="0.508cm" svg:x="9.902cm" svg:y="14.99cm">
          <text:p/>
        </draw:circle>
        <draw:circle draw:style-name="gr22" draw:layer="layout" svg:width="0.508cm" svg:height="0.508cm" svg:x="9.902cm" svg:y="9.908cm">
          <text:p/>
        </draw:circle>
        <draw:circle draw:style-name="gr22" draw:layer="layout" svg:width="0.508cm" svg:height="0.508cm" svg:x="14.981cm" svg:y="14.99cm">
          <text:p/>
        </draw:circle>
        <draw:circle draw:style-name="gr22" draw:layer="layout" svg:width="0.508cm" svg:height="0.508cm" svg:x="14.981cm" svg:y="9.908cm">
          <text:p/>
        </draw:circle>
        <draw:circle draw:style-name="gr22" draw:layer="layout" svg:width="0.508cm" svg:height="0.508cm" svg:x="20.059cm" svg:y="14.99cm">
          <text:p/>
        </draw:circle>
        <draw:circle draw:style-name="gr23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21" draw:layer="layout" svg:width="0.508cm" svg:height="0.508cm" svg:x="4.824cm" svg:y="14.99cm">
          <text:p/>
        </draw:circle>
        <draw:g>
          <draw:polygon draw:style-name="gr6" draw:text-style-name="P6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layout" svg:width="1.953cm" svg:height="4.502cm" svg:x="19.383cm" svg:y="4.825cm">
            <draw:text-box>
              <text:p text:style-name="P7"><text:span text:style-name="T7">branch1</text:span></text:p>
            </draw:text-box>
          </draw:frame>
        </draw:g>
        <draw:g>
          <draw:polygon draw:style-name="gr15" draw:text-style-name="P8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5" draw:layer="layout" svg:width="1.953cm" svg:height="3.863cm" svg:x="24.464cm" svg:y="10.104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master --not branch1</text:p>
          </draw:text-box>
        </draw:frame>
        <draw:line draw:style-name="gr24" draw:layer="layout" svg:x1="2.539cm" svg:y1="15.244cm" svg:x2="15.234cm" svg:y2="15.243cm">
          <text:p/>
        </draw:line>
        <draw:line draw:style-name="gr25" draw:layer="layout" svg:x1="10.156cm" svg:y1="10.162cm" svg:x2="5.078cm" svg:y2="15.243cm">
          <text:p/>
        </draw:line>
        <draw:line draw:style-name="gr8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25.138cm" svg:y1="15.244cm" svg:x2="15.235cm" svg:y2="15.243cm">
          <text:p/>
        </draw:line>
        <draw:line draw:style-name="gr8" draw:layer="layout" svg:x1="15.235cm" svg:y1="10.162cm" svg:x2="20.313cm" svg:y2="10.162cm">
          <text:p/>
        </draw:line>
        <draw:line draw:style-name="gr8" draw:layer="layout" svg:x1="10.156cm" svg:y1="15.243cm" svg:x2="15.234cm" svg:y2="10.162cm">
          <text:p/>
        </draw:line>
        <draw:circle draw:style-name="gr26" draw:layer="layout" svg:width="0.508cm" svg:height="0.508cm" svg:x="2.285cm" svg:y="14.99cm">
          <text:p/>
        </draw:circle>
        <draw:circle draw:style-name="gr13" draw:layer="layout" svg:width="0.508cm" svg:height="0.508cm" svg:x="9.902cm" svg:y="14.99cm">
          <text:p/>
        </draw:circle>
        <draw:circle draw:style-name="gr13" draw:layer="layout" svg:width="0.508cm" svg:height="0.508cm" svg:x="9.902cm" svg:y="9.908cm">
          <text:p/>
        </draw:circle>
        <draw:circle draw:style-name="gr27" draw:layer="layout" svg:width="0.508cm" svg:height="0.508cm" svg:x="14.981cm" svg:y="14.99cm">
          <text:p/>
        </draw:circle>
        <draw:circle draw:style-name="gr13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26" draw:layer="layout" svg:width="0.508cm" svg:height="0.508cm" svg:x="4.824cm" svg:y="14.99cm">
          <text:p/>
        </draw:circle>
        <draw:g>
          <draw:polygon draw:style-name="gr1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17" draw:text-style-name="P6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<text:span text:style-name="T7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Merging: the main point of branches</text:p>
          </draw:text-box>
        </draw:frame>
        <draw:line draw:style-name="gr2" draw:layer="layout" svg:x1="1.27cm" svg:y1="15.24cm" svg:x2="3.809cm" svg:y2="15.24cm">
          <text:p/>
        </draw:line>
        <draw:line draw:style-name="gr2" draw:layer="layout" svg:x1="8.887cm" svg:y1="10.158cm" svg:x2="3.809cm" svg:y2="15.239cm">
          <text:p/>
        </draw:line>
        <draw:line draw:style-name="gr3" draw:layer="layout" svg:x1="13.965cm" svg:y1="10.158cm" svg:x2="8.887cm" svg:y2="10.158cm">
          <text:p/>
        </draw:line>
        <draw:line draw:style-name="gr3" draw:layer="layout" svg:x1="19.044cm" svg:y1="15.239cm" svg:x2="13.966cm" svg:y2="10.158cm">
          <text:p/>
        </draw:line>
        <draw:line draw:style-name="gr3" draw:layer="layout" svg:x1="22.861cm" svg:y1="15.24cm" svg:x2="3.809cm" svg:y2="15.24cm">
          <text:p/>
        </draw:line>
        <draw:line draw:style-name="gr3" draw:layer="layout" svg:x1="13.966cm" svg:y1="10.158cm" svg:x2="19.044cm" svg:y2="10.158cm">
          <text:p/>
        </draw:line>
        <draw:line draw:style-name="gr3" draw:layer="layout" svg:x1="8.887cm" svg:y1="15.239cm" svg:x2="13.965cm" svg:y2="10.158cm">
          <text:p/>
        </draw:line>
        <draw:circle draw:style-name="gr4" draw:layer="layout" svg:width="0.508cm" svg:height="0.508cm" svg:x="1.016cm" svg:y="14.986cm">
          <text:p/>
        </draw:circle>
        <draw:circle draw:style-name="gr5" draw:layer="layout" svg:width="0.508cm" svg:height="0.508cm" svg:x="8.633cm" svg:y="14.986cm">
          <text:p/>
        </draw:circle>
        <draw:circle draw:style-name="gr5" draw:layer="layout" svg:width="0.508cm" svg:height="0.508cm" svg:x="8.633cm" svg:y="9.904cm">
          <text:p/>
        </draw:circle>
        <draw:circle draw:style-name="gr5" draw:layer="layout" svg:width="0.508cm" svg:height="0.508cm" svg:x="13.712cm" svg:y="14.986cm">
          <text:p/>
        </draw:circle>
        <draw:circle draw:style-name="gr5" draw:layer="layout" svg:width="0.508cm" svg:height="0.508cm" svg:x="13.712cm" svg:y="9.904cm">
          <text:p/>
        </draw:circle>
        <draw:circle draw:style-name="gr5" draw:layer="layout" svg:width="0.508cm" svg:height="0.508cm" svg:x="18.79cm" svg:y="14.986cm">
          <text:p/>
        </draw:circle>
        <draw:circle draw:style-name="gr5" draw:layer="layout" svg:width="0.508cm" svg:height="0.508cm" svg:x="18.79cm" svg:y="9.904cm">
          <text:p/>
        </draw:circle>
        <draw:circle draw:style-name="gr5" draw:layer="layout" svg:width="0.508cm" svg:height="0.508cm" svg:x="22.607cm" svg:y="14.986cm">
          <text:p/>
        </draw:circle>
        <draw:circle draw:style-name="gr4" draw:layer="layout" svg:width="0.508cm" svg:height="0.508cm" svg:x="3.555cm" svg:y="14.986cm">
          <text:p/>
        </draw:circle>
        <draw:g>
          <draw:polygon draw:style-name="gr6" draw:text-style-name="P4" draw:layer="layout" svg:width="1.523cm" svg:height="5.081cm" svg:x="18.328cm" svg:y="4.72cm" svg:viewBox="0 0 1524 5082" draw:points="0,0 1524,0 1524,4318 762,5082 0,4318">
            <text:p/>
          </draw:polygon>
          <draw:frame draw:style-name="gr7" draw:text-style-name="P5" draw:layer="layout" svg:width="1.953cm" svg:height="4.502cm" svg:x="18.114cm" svg:y="4.82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5.869cm" svg:y="9.904cm" svg:viewBox="0 0 1524 5082" draw:points="0,0 1524,0 1524,4318 762,5082 0,4318">
            <text:p/>
          </draw:polygon>
          <draw:frame draw:style-name="gr7" draw:text-style-name="P5" draw:layer="layout" svg:width="1.953cm" svg:height="3.863cm" svg:x="25.655cm" svg:y="10.205cm">
            <draw:text-box>
              <text:p text:style-name="P5"><text:span text:style-name="T6">master</text:span></text:p>
            </draw:text-box>
          </draw:frame>
        </draw:g>
        <draw:circle draw:style-name="gr12" draw:layer="layout" svg:width="0.508cm" svg:height="0.508cm" svg:x="26.417cm" svg:y="14.986cm">
          <text:p/>
        </draw:circle>
        <draw:line draw:style-name="gr10" draw:layer="layout" svg:x1="26.671cm" svg:y1="15.24cm" svg:x2="19.044cm" svg:y2="10.158cm">
          <text:p/>
        </draw:line>
        <draw:line draw:style-name="gr9" draw:layer="layout" svg:x1="22.861cm" svg:y1="15.24cm" svg:x2="26.671cm" svg:y2="15.24cm">
          <text:p/>
        </draw:line>
        <draw:circle draw:style-name="gr28" draw:layer="layout" svg:width="1.524cm" svg:height="1.524cm" svg:x="13.209cm" svg:y="9.398cm">
          <text:p/>
        </draw:circle>
        <draw:frame draw:style-name="gr29" draw:text-style-name="P9" draw:layer="layout" svg:width="6.484cm" svg:height="1.517cm" svg:x="9.907cm" svg:y="7.373cm">
          <draw:text-box>
            <text:p><text:span text:style-name="T8">merge b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changes on a branch</text:p>
          </draw:text-box>
        </draw:frame>
        <draw:frame presentation:style-name="pr8" draw:text-style-name="P10" draw:layer="layout" svg:width="25.191cm" svg:height="13.863cm" svg:x="1.399cm" svg:y="4.915cm" presentation:class="outline">
          <draw:text-box>
            <text:list text:style-name="L3">
              <text:list-item>
                <text:p><text:span text:style-name="T9">git log A --not B</text:span></text:p>
              </text:list-item>
              <text:list-item>
                <text:p><text:span text:style-name="T9">gitk A --not B</text:span></text:p>
              </text:list-item>
              <text:list-item>
                <text:p><text:span text:style-name="T9">git merge-base A B</text:span></text:p>
              </text:list-item>
              <text:list-item>
                <text:p><text:span text:style-name="T9">git log -1 </text:span><text:span text:style-name="T10">commit</text:span></text:p>
              </text:list-item>
              <text:list-item>
                <text:p><text:span text:style-name="T11">git log --oneline --graph</text:span></text:p>
              </text:list-item>
              <text:list-item>
                <text:p><text:span text:style-name="T11">git diff A 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ultiple servers</text:p>
          </draw:text-box>
        </draw:frame>
        <draw:frame presentation:style-name="pr8" draw:layer="layout" svg:width="25.191cm" svg:height="13.863cm" svg:x="1.399cm" svg:y="4.915cm" presentation:class="outline">
          <draw:text-box>
            <text:list text:style-name="L3">
              <text:list-item>
                <text:p>Repositories on servers are called <text:span text:style-name="T3">remotes</text:span><text:span text:style-name="T12"> - but so are some other things, watch out!</text:span></text:p>
              </text:list-item>
              <text:list-item>
                <text:p>Look at <text:span text:style-name="T9">.git/config</text:span></text:p>
              </text:list-item>
              <text:list-item>
                <text:p><text:span text:style-name="T9">git fetch </text:span><text:span text:style-name="T10">server</text:span></text:p>
              </text:list-item>
              <text:list-item>
                <text:p><text:span text:style-name="T11">git push </text:span><text:span text:style-name="T10">server </text:span><text:span text:style-name="T11">A: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4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7.36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2.641cm">
            <draw:text-box>
              <text:p text:style-name="P5"><text:span text:style-name="T6">master</text:span></text:p>
            </draw:text-box>
          </draw:frame>
        </draw:g>
        <draw:g>
          <draw:polygon draw:style-name="gr30" draw:text-style-name="P4" draw:layer="layout" svg:width="1.523cm" svg:height="8.381cm" svg:x="9.437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9.223cm" svg:y="4.064cm">
            <draw:text-box>
              <text:p text:style-name="P11"><text:span text:style-name="T13">server/master</text:span></text:p>
            </draw:text-box>
          </draw:frame>
        </draw:g>
        <draw:g>
          <draw:polygon draw:style-name="gr30" draw:text-style-name="P4" draw:layer="layout" svg:width="1.523cm" svg:height="8.381cm" svg:x="14.438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14.224cm" svg:y="4.064cm">
            <draw:text-box>
              <text:p text:style-name="P11"><text:span text:style-name="T13">origin/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4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7.36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2.641cm">
            <draw:text-box>
              <text:p text:style-name="P5"><text:span text:style-name="T6">master</text:span></text:p>
            </draw:text-box>
          </draw:frame>
        </draw:g>
        <draw:g>
          <draw:polygon draw:style-name="gr30" draw:text-style-name="P4" draw:layer="layout" svg:width="1.523cm" svg:height="8.381cm" svg:x="9.437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9.223cm" svg:y="4.064cm">
            <draw:text-box>
              <text:p text:style-name="P11"><text:span text:style-name="T13">server/master</text:span></text:p>
            </draw:text-box>
          </draw:frame>
        </draw:g>
        <draw:g>
          <draw:polygon draw:style-name="gr30" draw:text-style-name="P4" draw:layer="layout" svg:width="1.523cm" svg:height="8.381cm" svg:x="14.438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14.224cm" svg:y="4.064cm">
            <draw:text-box>
              <text:p text:style-name="P11"><text:span text:style-name="T13">origin/master</text:span></text:p>
            </draw:text-box>
          </draw:frame>
        </draw:g>
        <draw:ellipse draw:style-name="gr32" draw:layer="layout" svg:width="11.684cm" svg:height="11.176cm" svg:x="6.858cm" svg:y="2.54cm">
          <text:p/>
        </draw:ellipse>
        <draw:frame draw:style-name="gr33" draw:text-style-name="P13" draw:layer="layout" svg:width="15.708cm" svg:height="4.501cm" draw:transform="skewX (-5.26751876053745E-017) rotate (-0.588525023773564) translate (2.429cm 8.872cm)">
          <draw:text-box>
            <text:p><text:span text:style-name="T14">LOCAL CACHED</text:span></text:p>
            <text:p text:style-name="P12"><text:span text:style-name="T14">COPIES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remote branches</text:p>
          </draw:text-box>
        </draw:frame>
        <draw:frame presentation:style-name="pr13" draw:text-style-name="P10" draw:layer="layout" svg:width="25.191cm" svg:height="13.863cm" svg:x="1.399cm" svg:y="4.915cm" presentation:class="outline" presentation:user-transformed="true">
          <draw:text-box>
            <text:list text:style-name="L5">
              <text:list-header>
                <text:p><text:span text:style-name="T9">git fetch</text:span></text:p>
                <text:p><text:span text:style-name="T15">Then use same techniques as for branches</text:span></text:p>
                <text:list>
                  <text:list-item>
                    <text:p><text:span text:style-name="T9">git log </text:span><text:span text:style-name="T10">remote</text:span><text:span text:style-name="T9">/A --not </text:span><text:span text:style-name="T10">remote</text:span><text:span text:style-name="T11">/</text:span><text:span text:style-name="T9">B</text:span></text:p>
                  </text:list-item>
                  <text:list-item>
                    <text:p><text:span text:style-name="T9">gitk </text:span><text:span text:style-name="T10">remote</text:span><text:span text:style-name="T11">/</text:span><text:span text:style-name="T9">A --not </text:span><text:span text:style-name="T10">remote</text:span><text:span text:style-name="T11">/</text:span><text:span text:style-name="T9">B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p><text:span text:style-name="T9">git show-branch --merge-base ...</text:span></text:p>
                  </text:list-item>
                  <text:list-item>
                    <text:p><text:span text:style-name="T9">git log -1 </text:span><text:span text:style-name="T10">commit</text:span></text:p>
                  </text:list-item>
                  <text:list-item>
                    <text:p><text:span text:style-name="T11">git log --oneline --graph</text:span></text:p>
                  </text:list-item>
                  <text:list-item>
                    <text:p><text:span text:style-name="T11">git diff </text:span><text:span text:style-name="T10">remote</text:span><text:span text:style-name="T11">/A </text:span><text:span text:style-name="T10">remote</text:span><text:span text:style-name="T11">/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Putting it together:<text:line-break/>simple two-server workflow</text:p>
          </draw:text-box>
        </draw:frame>
        <draw:frame draw:style-name="gr34" draw:layer="layout" svg:width="18.765cm" svg:height="11.315cm" svg:x="4.572cm" svg:y="6.465cm">
          <draw:text-box>
            <text:p><text:span text:style-name="T1">origin - code archive</text:span></text:p>
            <text:p><text:span text:style-name="T1">server - production</text:span></text:p>
            <text:p><text:span text:style-name="T5"><text:tab/></text:span><text:span text:style-name="T5">git showchanges branch1</text:span></text:p>
            <text:p><text:span text:style-name="T5"><text:tab/></text:span><text:span text:style-name="T5">git merge branch1</text:span></text:p>
            <text:p><text:span text:style-name="T5"><text:tab/></text:span><text:span text:style-name="T5">git push origin master</text:span></text:p>
            <text:p><text:span text:style-name="T5"><text:tab/></text:span><text:span text:style-name="T5">git push origin :branch1</text:span></text:p>
            <text:p><text:span text:style-name="T5"><text:tab/></text:span><text:span text:style-name="T5">git push server master</text:span></text:p>
            <text:p><text:span text:style-name="T5"><text:tab/></text:span><text:span text:style-name="T1">(on server)</text:span><text:span text:style-name="T5"> git merge ma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25.4cm" svg:height="3.582cm" svg:x="1.27cm" svg:y="0.762cm" presentation:class="title" presentation:user-transformed="true">
          <draw:text-box>
            <text:p>Final touch: make it like Heroku<text:line-break/>using post-receive</text:p>
          </draw:text-box>
        </draw:frame>
        <draw:frame draw:style-name="gr34" draw:layer="layout" svg:width="18.112cm" svg:height="9.046cm" svg:x="5.002cm" svg:y="7.21cm">
          <draw:text-box>
            <text:p><text:span text:style-name="T16">#!/bin/</text:span><text:span text:style-name="T17">sh</text:span></text:p>
            <text:p><text:span text:style-name="T5"/></text:p>
            <text:p><text:span text:style-name="T17">unset</text:span><text:span text:style-name="T5"> GIT_DIR</text:span></text:p>
            <text:p><text:span text:style-name="T17">cd </text:span><text:span text:style-name="T5">..</text:span></text:p>
            <text:p><text:span text:style-name="T17">exec</text:span><text:span text:style-name="T5"> git merge master --ff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2DT4H9M29S</meta:editing-duration>
    <meta:editing-cycles>148</meta:editing-cycles>
    <dc:date>2013-08-13T22:51:04.22</dc:date>
    <meta:generator>OpenOffice.org/3.4$Win32 OpenOffice.org_project/340m1$Build-9590</meta:generator>
    <meta:document-statistic meta:object-count="280"/>
  </office:meta>
</office:document-meta>
</file>